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10-27T16:20:51" calcext:value-type="date">
            <text:p>2024-10-27 16:20:51</text:p>
          </table:table-cell>
          <table:table-cell table:style-name="ce22" office:value-type="date" office:date-value="2024-10-27" calcext:value-type="date">
            <text:p>2024-10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20M51S" calcext:value-type="time">
            <text:p>16:20:5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10-27T16:20:51" calcext:value-type="date">
            <text:p>2024-10-27 16:20:51</text:p>
          </table:table-cell>
          <table:table-cell table:style-name="ce23" office:value-type="date" office:date-value="2024-10-27" calcext:value-type="date">
            <text:p>2024-10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20M51S" calcext:value-type="time">
            <text:p>04:20:5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10-27T16:20:51" calcext:value-type="date">
            <text:p>2024-10-27 16:20:51</text:p>
          </table:table-cell>
          <table:table-cell table:style-name="ce24" office:value-type="date" office:date-value="2024-10-27" calcext:value-type="date">
            <text:p>2024-10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20M51S" calcext:value-type="time">
            <text:p>16:20:5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10-27T16:20:51" calcext:value-type="date">
            <text:p>2024-10-27 16:20:51</text:p>
          </table:table-cell>
          <table:table-cell table:style-name="ce25" office:value-type="date" office:date-value="2024-10-27" calcext:value-type="date">
            <text:p>2024-10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20M51S" calcext:value-type="time">
            <text:p>04:20:51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10-27T16:20:51" calcext:value-type="date">
            <text:p>2024-10-27 16:20:51</text:p>
          </table:table-cell>
          <table:table-cell table:style-name="ce26" office:value-type="date" office:date-value="2024-10-27" calcext:value-type="date">
            <text:p>2024-10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20M51S" calcext:value-type="time">
            <text:p>16:20:51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10-27T16:20:51" calcext:value-type="date">
            <text:p>2024-10-27 16:20:51</text:p>
          </table:table-cell>
          <table:table-cell table:style-name="ce27" office:value-type="date" office:date-value="2024-10-27" calcext:value-type="date">
            <text:p>2024-10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20M51S" calcext:value-type="time">
            <text:p>04:20:51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10-27T16:20:51" calcext:value-type="date">
            <text:p>2024-10-27 16:20:51</text:p>
          </table:table-cell>
          <table:table-cell table:style-name="ce28" office:value-type="date" office:date-value="2024-10-27" calcext:value-type="date">
            <text:p>2024-10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20M51S" calcext:value-type="time">
            <text:p>16:20:51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10-27T16:20:51" calcext:value-type="date">
            <text:p>2024-10-27 16:20:51</text:p>
          </table:table-cell>
          <table:table-cell table:style-name="ce29" office:value-type="date" office:date-value="2024-10-27" calcext:value-type="date">
            <text:p>2024-10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20M51S" calcext:value-type="time">
            <text:p>04:20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10-27T16:20:51" calcext:value-type="date">
            <text:p>2024-10-27 16:20:51</text:p>
          </table:table-cell>
          <table:table-cell table:style-name="ce30" office:value-type="date" office:date-value="2024-10-27" calcext:value-type="date">
            <text:p>2024-10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20M51S" calcext:value-type="time">
            <text:p>16:20:5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10-27T16:20:51" calcext:value-type="date">
            <text:p>2024-10-27 16:20:51</text:p>
          </table:table-cell>
          <table:table-cell table:style-name="ce31" office:value-type="date" office:date-value="2024-10-27" calcext:value-type="date">
            <text:p>2024-10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20M51S" calcext:value-type="time">
            <text:p>04:20:5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4-10-27T16:20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4-10-27T16:20:51" calcext:value-type="date">
            <text:p>2024-10-27 16:20:5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4-10-27T16:20:51" calcext:value-type="date">
            <text:p>2024-10-27 16:20:51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6:20:50.4309529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6:20:48</meta:creation-date>
    <meta:generator>LibreOffice/24.2.6.2$Linux_X86_64 LibreOffice_project/420$Build-2</meta:generator>
    <meta:editing-duration>PT1S</meta:editing-duration>
    <meta:editing-cycles>2</meta:editing-cycles>
    <meta:initial-creator>Turulomio</meta:initial-creator>
    <dc:description>This file have been generated with UnoGenerator-1.0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4-10-27T16:20:52.322594160</dc:date>
    <dc:title>UnoGenerator ODS example</dc:title>
    <meta:document-statistic meta:table-count="8" meta:cell-count="3390" meta:object-count="0"/>
  </office:meta>
</office:document-meta>
</file>